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2D000000D8F4A9CB9C.svm" manifest:media-type=""/>
  <manifest:file-entry manifest:full-path="Pictures/2000000100000118000000D410B89FAF.svm" manifest:media-type=""/>
  <manifest:file-entry manifest:full-path="Pictures/2000000100000164000001291B3F19C8.svm" manifest:media-type=""/>
  <manifest:file-entry manifest:full-path="Pictures/200000010000015F0000012D5EE569DF.svm" manifest:media-type=""/>
  <manifest:file-entry manifest:full-path="Pictures/200000010000015F00000129C36E37BA.svm" manifest:media-type=""/>
  <manifest:file-entry manifest:full-path="Pictures/2000000100000157000001292B031CE2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24000000D8A19DD694.svm" manifest:media-type=""/>
  <manifest:file-entry manifest:full-path="Pictures/20000001000000FA000000D8AB97C17A.svm" manifest:media-type=""/>
  <manifest:file-entry manifest:full-path="Pictures/20000001000001BC000002CF5D6AA764.svm" manifest:media-type=""/>
  <manifest:file-entry manifest:full-path="Pictures/20000001000000FE000000FA28DF3A34.svm" manifest:media-type=""/>
  <manifest:file-entry manifest:full-path="Pictures/2000000200000281000000C53D336E3A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Z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Z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Z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Z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frac{1}{s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569cm" svg:height="3.555cm" svg:x="0.678cm" svg:y="0.716cm">
          <draw:image xlink:href="Pictures/2000000200000281000000C53D336E3A.eps" xlink:type="simple" xlink:show="embed" xlink:actuate="onLoad">
            <text:p/>
          </draw:image>
        </draw:frame>
        <draw:frame draw:style-name="gr2" draw:text-style-name="P1" draw:layer="layout" svg:width="0.299cm" svg:height="0.258cm" svg:x="7.628cm" svg:y="2.046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12.365cm" svg:y="1.762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446cm" svg:height="0.355cm" svg:x="8.953cm" svg:y="0.363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10.743cm" svg:y="0.363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304cm" svg:height="0.299cm" svg:x="9.005cm" svg:y="2.478cm">
          <draw:image xlink:href="Pictures/20000001000000FE000000FA28DF3A34.svm" xlink:type="simple" xlink:show="embed" xlink:actuate="onLoad">
            <text:p/>
          </draw:image>
        </draw:frame>
        <draw:frame draw:style-name="gr2" draw:text-style-name="P1" draw:layer="layout" svg:width="0.299cm" svg:height="0.258cm" svg:x="0.389cm" svg:y="2.009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6.525cm" svg:y="1.82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446cm" svg:height="0.355cm" svg:x="3.113cm" svg:y="0.363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4.903cm" svg:y="0.36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1cm" svg:height="0.355cm" svg:x="1.657cm" svg:y="1.58cm">
          <draw:image xlink:href="Pictures/2000000100000157000001292B031CE2.svm" xlink:type="simple" xlink:show="embed" xlink:actuate="onLoad">
            <text:p/>
          </draw:image>
        </draw:frame>
        <draw:frame draw:style-name="gr8" draw:text-style-name="P1" draw:layer="layout" svg:width="0.42cm" svg:height="0.355cm" svg:x="1.879cm" svg:y="2.734cm">
          <draw:image xlink:href="Pictures/200000010000015F00000129C36E37BA.svm" xlink:type="simple" xlink:show="embed" xlink:actuate="onLoad">
            <text:p/>
          </draw:image>
        </draw:frame>
        <draw:frame draw:style-name="gr9" draw:text-style-name="P1" draw:layer="layout" svg:width="0.42cm" svg:height="0.36cm" svg:x="3.107cm" svg:y="1.577cm">
          <draw:image xlink:href="Pictures/200000010000015F0000012D5EE569DF.svm" xlink:type="simple" xlink:show="embed" xlink:actuate="onLoad">
            <text:p/>
          </draw:image>
        </draw:frame>
        <draw:frame draw:style-name="gr10" draw:text-style-name="P1" draw:layer="layout" svg:width="0.426cm" svg:height="0.355cm" svg:x="3.444cm" svg:y="2.734cm">
          <draw:image xlink:href="Pictures/2000000100000164000001291B3F19C8.svm" xlink:type="simple" xlink:show="embed" xlink:actuate="onLoad">
            <text:p/>
          </draw:image>
        </draw:frame>
        <draw:frame draw:style-name="gr11" draw:text-style-name="P2" draw:layer="layout" svg:width="0.869cm" svg:height="0.916cm" svg:x="11.396cm" svg:y="3.139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132cm" svg:height="0.916cm" svg:x="6.067cm" svg:y="3.115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2" draw:text-style-name="P1" draw:layer="layout" svg:width="0.335cm" svg:height="0.253cm" svg:x="2.413cm" svg:y="1.814cm">
          <draw:image xlink:href="Pictures/2000000100000118000000D410B89FAF.svm" xlink:type="simple" xlink:show="embed" xlink:actuate="onLoad">
            <text:p/>
          </draw:image>
        </draw:frame>
        <draw:frame draw:style-name="gr13" draw:text-style-name="P1" draw:layer="layout" svg:width="0.36cm" svg:height="0.258cm" svg:x="9.708cm" svg:y="1.811cm">
          <draw:image xlink:href="Pictures/200000010000012D000000D8F4A9CB9C.svm" xlink:type="simple" xlink:show="embed" xlink:actuate="onLoad">
            <text:p/>
          </draw:image>
        </draw:frame>
        <draw:frame draw:style-name="gr13" draw:text-style-name="P1" draw:layer="layout" svg:width="0.36cm" svg:height="0.258cm" svg:x="3.977cm" svg:y="1.811cm">
          <draw:image xlink:href="Pictures/200000010000012D000000D8F4A9CB9C.svm" xlink:type="simple" xlink:show="embed" xlink:actuate="onLoad">
            <text:p/>
          </draw:image>
        </draw:frame>
        <draw:frame draw:style-name="gr14" draw:text-style-name="P1" draw:layer="layout" svg:width="0.532cm" svg:height="0.862cm" svg:x="10.425cm" svg:y="2.628cm">
          <draw:image xlink:href="Pictures/20000001000001BC000002CF5D6AA7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2T16:07:55</meta:creation-date>
    <meta:editing-duration>PT10M43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7:51:00.201689054</dc:date>
    <meta:document-statistic meta:object-count="20"/>
    <meta:template xlink:type="simple" xlink:actuate="onRequest" xlink:title="kkkFigures" xlink:href="../../../../../.libreoffice/3/user/template/kkkFigures.otg" meta:date="2014-10-12T16:07:54"/>
  </office:meta>
</office:document-meta>
</file>